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FERNANDEZ CASTILLO, YUVIXA MARISO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ERNANDEZ CASTILLO, YUVIXA MARISO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ERNANDEZ CASTILLO, YUVIXA MARIS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28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6:1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7.2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5T14:15:0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